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5">
      <style:paragraph-properties fo:text-align="center" style:justify-single-word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Keep track of the supplies </text:h>
      <text:section text:style-name="Sect1" text:name="step-5333-difficulty">
        <text:p text:style-name="Text_20_body"/>
      </text:section>
      <text:section text:style-name="Sect1" text:name="step__text">
        <text:p text:style-name="Text_20_body"/>
        <text:section text:style-name="Sect1" text:name="step_text__aside">
          <text:p text:style-name="P3"><text:a xlink:type="simple" xlink:href="https://hyperskill.org/projects/33/study-group" office:target-frame-name="_blank" xlink:show="new" text:style-name="Internet_20_link" text:visited-style-name="Visited_20_Internet_20_Link">Join a study group for the project Coffee Machine (Java) </text:a></text:p>
          <text:p text:style-name="P3">Discuss your current project with fellow learners and help each other. </text:p>
        </text:section>
        <text:section text:style-name="Sect1" text:name="content_section_0">
          <text:h text:style-name="P1" text:outline-level="5"><text:bookmark text:name="description"/>Description</text:h>
          <text:p text:style-name="Text_20_body">Just one action is not so interesting, is it? Let's improve the program so it can do multiple actions, one after another. It should repeatedly ask a user what they want to do. If the user types <text:span text:style-name="Source_20_Text">"buy"</text:span>, <text:span text:style-name="Source_20_Text">"fill"</text:span> or <text:span text:style-name="Source_20_Text">"take"</text:span>, then the program should do exactly the same thing it did in the previous step. However, if the user wants to switch off the coffee machine, they should type <text:span text:style-name="Source_20_Text">"exit"</text:span>. The program should terminate on this command. Also, when the user types <text:span text:style-name="Source_20_Text">"remaining"</text:span>, the program should output all the resources that the coffee machine has. This means that you shouldn't show the remaining stock levels at the beginning/end of the program.</text:p>
          <text:p text:style-name="Text_20_body">Remember, that:</text:p>
          <text:list xml:id="list1244579988" text:style-name="L1">
            <text:list-item>
              <text:p text:style-name="P5">For the espresso, the coffee machine needs 250 ml of water and 16 g of coffee beans. It costs $4. </text:p>
            </text:list-item>
            <text:list-item>
              <text:p text:style-name="P5">For the latte, the coffee machine needs 350 ml of water, 75 ml of milk, and 20 g of coffee beans. It costs $7. </text:p>
            </text:list-item>
            <text:list-item>
              <text:p text:style-name="P4">And for the cappuccino, the coffee machine needs 200 ml of water, 100 ml of milk, and 12 g of coffee. It costs $6. </text:p>
            </text:list-item>
          </text:list>
        </text:section>
        <text:section text:style-name="Sect1" text:name="content_section_1">
          <text:h text:style-name="P1" text:outline-level="5"><text:bookmark text:name="objectives"/>Objectives</text:h>
          <text:p text:style-name="Text_20_body">Write a program that will work endlessly to make coffee for all interested persons until the shutdown signal is given. Introduce two new options: <text:span text:style-name="Source_20_Text">"remaining"</text:span> and <text:span text:style-name="Source_20_Text">"exit"</text:span>.</text:p>
          <text:p text:style-name="Text_20_body">Do not forget that you can be out of resources for making coffee. If the coffee machine doesn't have enough resources to make coffee, the program should output a message that says it can't make a cup of coffee and state what is missing.</text:p>
          <text:p text:style-name="Text_20_body">And the last improvement to the program at this step — if the user types <text:span text:style-name="Source_20_Text">"buy"</text:span> to buy a cup of coffee and then changes his mind, they should be able to type <text:span text:style-name="Source_20_Text">"back"</text:span> to return into the main cycle.</text:p>
        </text:section>
        <text:section text:style-name="Sect1" text:name="content_section_2">
          <text:h text:style-name="P1" text:outline-level="5"><text:bookmark text:name="example"/>Example</text:h>
          <text:p text:style-name="Text_20_body">Your coffee machine should have the same initial resources as in the example (<text:span text:style-name="Emphasis">400 ml</text:span> of water, <text:span text:style-name="Emphasis">540 ml</text:span> of milk, <text:span text:style-name="Emphasis">120 g</text:span> of coffee beans, <text:span text:style-name="Emphasis">9</text:span> disposable cups, <text:span text:style-name="Emphasis">$550</text:span> in cash).</text:p>
          <text:p text:style-name="Text_20_body">The greater-than symbol followed by a space (<text:span text:style-name="Source_20_Text">&gt; </text:span>) represents the user input. Note that it's not part of the input.</text:p>
          <text:p text:style-name="Preformatted_20_Text"><text:span text:style-name="Source_20_Text">Write action (buy, fill, take, remaining, exit): </text:span></text:p>
          <text:p text:style-name="Preformatted_20_Text"><text:span text:style-name="Source_20_Text">&gt; remaining</text:span></text:p>
          <text:p text:style-name="Preformatted_20_Text"/>
          <text:p text:style-name="Preformatted_20_Text"><text:soft-page-break/><text:span text:style-name="Source_20_Text">The coffee machine has:</text:span></text:p>
          <text:p text:style-name="Preformatted_20_Text"><text:span text:style-name="Source_20_Text">400 ml of water</text:span></text:p>
          <text:p text:style-name="Preformatted_20_Text"><text:span text:style-name="Source_20_Text">540 ml of milk</text:span></text:p>
          <text:p text:style-name="Preformatted_20_Text"><text:span text:style-name="Source_20_Text">120 g of coffee beans</text:span></text:p>
          <text:p text:style-name="Preformatted_20_Text"><text:span text:style-name="Source_20_Text">9 disposable cups</text:span></text:p>
          <text:p text:style-name="Preformatted_20_Text"><text:span text:style-name="Source_20_Text">$550 of money</text:span></text:p>
          <text:p text:style-name="Preformatted_20_Text"/>
          <text:p text:style-name="Preformatted_20_Text"><text:span text:style-name="Source_20_Text">Write action (buy, fill, take, remaining, exit): </text:span></text:p>
          <text:p text:style-name="Preformatted_20_Text"><text:span text:style-name="Source_20_Text">&gt; buy</text:span></text:p>
          <text:p text:style-name="Preformatted_20_Text"/>
          <text:p text:style-name="Preformatted_20_Text"><text:span text:style-name="Source_20_Text">What do you want to buy? 1 - espresso, 2 - latte, 3 - cappuccino, back - to main menu: </text:span></text:p>
          <text:p text:style-name="Preformatted_20_Text"><text:span text:style-name="Source_20_Text">&gt; 2</text:span></text:p>
          <text:p text:style-name="Preformatted_20_Text"><text:span text:style-name="Source_20_Text">I have enough resources, making you a coffee!</text:span></text:p>
          <text:p text:style-name="Preformatted_20_Text"/>
          <text:p text:style-name="Preformatted_20_Text"><text:span text:style-name="Source_20_Text">Write action (buy, fill, take, remaining, exit): </text:span></text:p>
          <text:p text:style-name="Preformatted_20_Text"><text:span text:style-name="Source_20_Text">&gt; remaining</text:span></text:p>
          <text:p text:style-name="Preformatted_20_Text"/>
          <text:p text:style-name="Preformatted_20_Text"><text:span text:style-name="Source_20_Text">The coffee machine has:</text:span></text:p>
          <text:p text:style-name="Preformatted_20_Text"><text:span text:style-name="Source_20_Text">50 ml of water</text:span></text:p>
          <text:p text:style-name="Preformatted_20_Text"><text:span text:style-name="Source_20_Text">465 ml of milk</text:span></text:p>
          <text:p text:style-name="Preformatted_20_Text"><text:span text:style-name="Source_20_Text">100 g of coffee beans</text:span></text:p>
          <text:p text:style-name="Preformatted_20_Text"><text:span text:style-name="Source_20_Text">8 disposable cups</text:span></text:p>
          <text:p text:style-name="Preformatted_20_Text"><text:span text:style-name="Source_20_Text">$557 of money</text:span></text:p>
          <text:p text:style-name="Preformatted_20_Text"/>
          <text:p text:style-name="Preformatted_20_Text"><text:span text:style-name="Source_20_Text">Write action (buy, fill, take, remaining, exit): </text:span></text:p>
          <text:p text:style-name="Preformatted_20_Text"><text:span text:style-name="Source_20_Text">&gt; buy</text:span></text:p>
          <text:p text:style-name="Preformatted_20_Text"/>
          <text:p text:style-name="Preformatted_20_Text"><text:span text:style-name="Source_20_Text">What do you want to buy? 1 - espresso, 2 - latte, 3 - cappuccino, back - to main menu: </text:span></text:p>
          <text:p text:style-name="Preformatted_20_Text"><text:span text:style-name="Source_20_Text">&gt; 2</text:span></text:p>
          <text:p text:style-name="Preformatted_20_Text"><text:span text:style-name="Source_20_Text">Sorry, not enough water!</text:span></text:p>
          <text:p text:style-name="Preformatted_20_Text"/>
          <text:p text:style-name="Preformatted_20_Text"><text:span text:style-name="Source_20_Text">Write action (buy, fill, take, remaining, exit): </text:span></text:p>
          <text:p text:style-name="Preformatted_20_Text"><text:span text:style-name="Source_20_Text">&gt; fill</text:span></text:p>
          <text:p text:style-name="Preformatted_20_Text"/>
          <text:p text:style-name="Preformatted_20_Text"><text:span text:style-name="Source_20_Text">Write how many ml of water you want to add: </text:span></text:p>
          <text:p text:style-name="Preformatted_20_Text"><text:span text:style-name="Source_20_Text">&gt; 1000</text:span></text:p>
          <text:p text:style-name="Preformatted_20_Text"><text:span text:style-name="Source_20_Text">Write how many ml of milk you want to add: </text:span></text:p>
          <text:p text:style-name="Preformatted_20_Text"><text:span text:style-name="Source_20_Text">&gt; 0</text:span></text:p>
          <text:p text:style-name="Preformatted_20_Text"><text:span text:style-name="Source_20_Text">Write how many grams of coffee beans you want to add: </text:span></text:p>
          <text:p text:style-name="Preformatted_20_Text"><text:span text:style-name="Source_20_Text">&gt; 0</text:span></text:p>
          <text:p text:style-name="Preformatted_20_Text"><text:span text:style-name="Source_20_Text">Write how many disposable cups you want to add: </text:span></text:p>
          <text:p text:style-name="Preformatted_20_Text"><text:span text:style-name="Source_20_Text">&gt; 0</text:span></text:p>
          <text:p text:style-name="Preformatted_20_Text"/>
          <text:p text:style-name="Preformatted_20_Text"><text:span text:style-name="Source_20_Text">Write action (buy, fill, take, remaining, exit): </text:span></text:p>
          <text:p text:style-name="Preformatted_20_Text"><text:span text:style-name="Source_20_Text">&gt; remaining</text:span></text:p>
          <text:p text:style-name="Preformatted_20_Text"/>
          <text:p text:style-name="Preformatted_20_Text"><text:span text:style-name="Source_20_Text">The coffee machine has:</text:span></text:p>
          <text:p text:style-name="Preformatted_20_Text"><text:span text:style-name="Source_20_Text">1050 ml of water</text:span></text:p>
          <text:p text:style-name="Preformatted_20_Text"><text:span text:style-name="Source_20_Text">465 ml of milk</text:span></text:p>
          <text:p text:style-name="Preformatted_20_Text"><text:span text:style-name="Source_20_Text">100 g of coffee beans</text:span></text:p>
          <text:p text:style-name="Preformatted_20_Text"><text:span text:style-name="Source_20_Text">8 disposable cups</text:span></text:p>
          <text:p text:style-name="Preformatted_20_Text"><text:span text:style-name="Source_20_Text">$557 of money</text:span></text:p>
          <text:p text:style-name="Preformatted_20_Text"/>
          <text:p text:style-name="Preformatted_20_Text"><text:span text:style-name="Source_20_Text">Write action (buy, fill, take, remaining, exit): </text:span></text:p>
          <text:p text:style-name="Preformatted_20_Text"><text:span text:style-name="Source_20_Text">&gt; buy</text:span></text:p>
          <text:p text:style-name="Preformatted_20_Text"/>
          <text:p text:style-name="Preformatted_20_Text"><text:soft-page-break/><text:span text:style-name="Source_20_Text">What do you want to buy? 1 - espresso, 2 - latte, 3 - cappuccino, back - to main menu: </text:span></text:p>
          <text:p text:style-name="Preformatted_20_Text"><text:span text:style-name="Source_20_Text">&gt; 2</text:span></text:p>
          <text:p text:style-name="Preformatted_20_Text"><text:span text:style-name="Source_20_Text">I have enough resources, making you a coffee!</text:span></text:p>
          <text:p text:style-name="Preformatted_20_Text"/>
          <text:p text:style-name="Preformatted_20_Text"><text:span text:style-name="Source_20_Text">Write action (buy, fill, take, remaining, exit): </text:span></text:p>
          <text:p text:style-name="Preformatted_20_Text"><text:span text:style-name="Source_20_Text">&gt; remaining</text:span></text:p>
          <text:p text:style-name="Preformatted_20_Text"/>
          <text:p text:style-name="Preformatted_20_Text"><text:span text:style-name="Source_20_Text">The coffee machine has:</text:span></text:p>
          <text:p text:style-name="Preformatted_20_Text"><text:span text:style-name="Source_20_Text">700 ml of water</text:span></text:p>
          <text:p text:style-name="Preformatted_20_Text"><text:span text:style-name="Source_20_Text">390 ml of milk</text:span></text:p>
          <text:p text:style-name="Preformatted_20_Text"><text:span text:style-name="Source_20_Text">80 g of coffee beans</text:span></text:p>
          <text:p text:style-name="Preformatted_20_Text"><text:span text:style-name="Source_20_Text">7 disposable cups</text:span></text:p>
          <text:p text:style-name="Preformatted_20_Text"><text:span text:style-name="Source_20_Text">$564 of money</text:span></text:p>
          <text:p text:style-name="Preformatted_20_Text"/>
          <text:p text:style-name="Preformatted_20_Text"><text:span text:style-name="Source_20_Text">Write action (buy, fill, take, remaining, exit): </text:span></text:p>
          <text:p text:style-name="Preformatted_20_Text"><text:span text:style-name="Source_20_Text">&gt; take</text:span></text:p>
          <text:p text:style-name="Preformatted_20_Text"/>
          <text:p text:style-name="Preformatted_20_Text"><text:span text:style-name="Source_20_Text">I gave you $564</text:span></text:p>
          <text:p text:style-name="Preformatted_20_Text"/>
          <text:p text:style-name="Preformatted_20_Text"><text:span text:style-name="Source_20_Text">Write action (buy, fill, take, remaining, exit): </text:span></text:p>
          <text:p text:style-name="Preformatted_20_Text"><text:span text:style-name="Source_20_Text">&gt; remaining</text:span></text:p>
          <text:p text:style-name="Preformatted_20_Text"/>
          <text:p text:style-name="Preformatted_20_Text"><text:span text:style-name="Source_20_Text">The coffee machine has:</text:span></text:p>
          <text:p text:style-name="Preformatted_20_Text"><text:span text:style-name="Source_20_Text">700 ml of water</text:span></text:p>
          <text:p text:style-name="Preformatted_20_Text"><text:span text:style-name="Source_20_Text">390 ml of milk</text:span></text:p>
          <text:p text:style-name="Preformatted_20_Text"><text:span text:style-name="Source_20_Text">80 g of coffee beans</text:span></text:p>
          <text:p text:style-name="Preformatted_20_Text"><text:span text:style-name="Source_20_Text">7 disposable cups</text:span></text:p>
          <text:p text:style-name="Preformatted_20_Text"><text:span text:style-name="Source_20_Text">$0 of money</text:span></text:p>
          <text:p text:style-name="Preformatted_20_Text"/>
          <text:p text:style-name="Preformatted_20_Text"><text:span text:style-name="Source_20_Text">Write action (buy, fill, take, remaining, exit): </text:span></text:p>
          <text:p text:style-name="P2"><text:span text:style-name="Source_20_Text">&gt; exit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4:45:15.094357605</meta:creation-date>
    <dc:date>2023-08-10T14:46:51.864041406</dc:date>
    <meta:editing-duration>PT1M37S</meta:editing-duration>
    <meta:editing-cycles>1</meta:editing-cycles>
    <meta:document-statistic meta:table-count="0" meta:image-count="0" meta:object-count="0" meta:page-count="3" meta:paragraph-count="86" meta:word-count="729" meta:character-count="3785" meta:non-whitespace-character-count="3120"/>
    <meta:generator>LibreOffice/7.3.7.2$Linux_X86_64 LibreOffice_project/30$Build-2</meta:generator>
  </office:meta>
</office:document-meta>
</file>